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ff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Dashed_20__28_var_29_" svg:stroke-width="0.051cm" svg:stroke-color="#0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Dashed_20__28_var_29_" svg:stroke-width="0.051cm" svg:stroke-color="#0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8080" draw:fill="solid" draw:fill-color="#008080" draw:textarea-horizontal-align="center" draw:textarea-vertical-align="middle"/>
    </style:style>
    <style:style style:name="gr10" style:family="graphic" style:parent-style-name="standard">
      <style:graphic-properties svg:stroke-width="0.051cm" svg:stroke-color="#008080" draw:marker-start-width="0.276cm" draw:marker-end-width="0.276cm" draw:fill="solid" draw:fill-color="#008080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ff8080" draw:fill="solid" draw:fill-color="#ff8080" draw:textarea-horizontal-align="center" draw:textarea-vertical-align="middle"/>
    </style:style>
    <style:style style:name="gr12" style:family="graphic" style:parent-style-name="standard">
      <style:graphic-properties svg:stroke-width="0.051cm" svg:stroke-color="#ff8080" draw:marker-start-width="0.276cm" draw:marker-end-width="0.276cm" draw:fill="solid" draw:fill-color="#ff8080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Dashed_20__28_var_29_" svg:stroke-width="0.051cm" svg:stroke-color="#ff8080" draw:marker-start-width="0.276cm" draw:marker-end-width="0.276cm" draw:fill="solid" draw:fill-color="#ff8080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8080" fo:font-family="'Times New Roman'" style:font-style-name="Regular" style:font-family-generic="roman" fo:font-size="24pt" fo:font-weight="bold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  <style:text-properties fo:color="#008080" fo:font-family="'Times New Roman'" style:font-style-name="Regular" style:font-family-generic="roman" fo:font-size="24pt" fo:font-weight="bold" style:font-size-asian="18pt" style:font-weight-asian="normal" style:font-size-complex="18pt" style:font-weight-complex="normal"/>
    </style:style>
    <style:style style:name="T1" style:family="text">
      <style:text-properties fo:color="#ff8080" fo:font-family="'Times New Roman'" style:font-style-name="Regular" style:font-family-generic="roman" fo:font-size="24pt" fo:font-weight="bold" style:font-size-asian="18pt" style:font-weight-asian="normal" style:font-size-complex="18pt" style:font-weight-complex="normal"/>
    </style:style>
    <style:style style:name="T2" style:family="text">
      <style:text-properties fo:color="#008080" fo:font-family="'Times New Roman'" style:font-style-name="Regular" style:font-family-generic="roman" fo:font-size="24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22cm" svg:y1="10.712cm" svg:x2="1.461cm" svg:y2="12.855cm">
          <text:p text:style-name="P2"/>
        </draw:line>
        <draw:line draw:style-name="gr1" draw:text-style-name="P1" draw:layer="layout" svg:x1="0.323cm" svg:y1="10.708cm" svg:x2="3.168cm" svg:y2="10.708cm">
          <text:p text:style-name="P2"/>
        </draw:line>
        <draw:line draw:style-name="gr1" draw:text-style-name="P1" draw:layer="layout" svg:x1="1.461cm" svg:y1="12.855cm" svg:x2="3.168cm" svg:y2="10.708cm">
          <text:p text:style-name="P2"/>
        </draw:line>
        <draw:line draw:style-name="gr1" draw:text-style-name="P1" draw:layer="layout" svg:x1="4.306cm" svg:y1="12.318cm" svg:x2="3.168cm" svg:y2="10.708cm">
          <text:p text:style-name="P2"/>
        </draw:line>
        <draw:line draw:style-name="gr1" draw:text-style-name="P1" draw:layer="layout" svg:x1="4.306cm" svg:y1="12.318cm" svg:x2="1.461cm" svg:y2="12.855cm">
          <text:p text:style-name="P2"/>
        </draw:line>
        <draw:line draw:style-name="gr1" draw:text-style-name="P1" draw:layer="layout" svg:x1="3.168cm" svg:y1="10.708cm" svg:x2="5.444cm" svg:y2="9.634cm">
          <text:p text:style-name="P2"/>
        </draw:line>
        <draw:line draw:style-name="gr1" draw:text-style-name="P1" draw:layer="layout" svg:x1="5.444cm" svg:y1="9.634cm" svg:x2="4.306cm" svg:y2="12.318cm">
          <text:p text:style-name="P2"/>
        </draw:line>
        <draw:line draw:style-name="gr1" draw:text-style-name="P1" draw:layer="layout" svg:x1="5.444cm" svg:y1="9.634cm" svg:x2="7.72cm" svg:y2="11.782cm">
          <text:p text:style-name="P2"/>
        </draw:line>
        <draw:line draw:style-name="gr1" draw:text-style-name="P1" draw:layer="layout" svg:x1="4.306cm" svg:y1="12.318cm" svg:x2="7.72cm" svg:y2="11.782cm">
          <text:p text:style-name="P2"/>
        </draw:line>
        <draw:line draw:style-name="gr1" draw:text-style-name="P1" draw:layer="layout" svg:x1="5.444cm" svg:y1="9.634cm" svg:x2="8.859cm" svg:y2="8.023cm">
          <text:p text:style-name="P2"/>
        </draw:line>
        <draw:line draw:style-name="gr1" draw:text-style-name="P1" draw:layer="layout" svg:x1="7.72cm" svg:y1="11.782cm" svg:x2="10.566cm" svg:y2="10.171cm">
          <text:p text:style-name="P2"/>
        </draw:line>
        <draw:line draw:style-name="gr1" draw:text-style-name="P1" draw:layer="layout" svg:x1="8.859cm" svg:y1="8.023cm" svg:x2="10.566cm" svg:y2="10.171cm">
          <text:p text:style-name="P2"/>
        </draw:line>
        <draw:line draw:style-name="gr1" draw:text-style-name="P1" draw:layer="layout" svg:x1="5.444cm" svg:y1="9.634cm" svg:x2="3.737cm" svg:y2="7.486cm">
          <text:p text:style-name="P2"/>
        </draw:line>
        <draw:line draw:style-name="gr1" draw:text-style-name="P1" draw:layer="layout" svg:x1="8.859cm" svg:y1="8.023cm" svg:x2="7.151cm" svg:y2="5.875cm">
          <text:p text:style-name="P2"/>
        </draw:line>
        <draw:line draw:style-name="gr1" draw:text-style-name="P1" draw:layer="layout" svg:x1="3.737cm" svg:y1="7.486cm" svg:x2="7.151cm" svg:y2="5.875cm">
          <text:p text:style-name="P2"/>
        </draw:line>
        <draw:line draw:style-name="gr1" draw:text-style-name="P1" draw:layer="layout" svg:x1="3.168cm" svg:y1="10.708cm" svg:x2="3.737cm" svg:y2="7.486cm">
          <text:p text:style-name="P2"/>
        </draw:line>
        <draw:line draw:style-name="gr1" draw:text-style-name="P1" draw:layer="layout" svg:x1="0.323cm" svg:y1="10.708cm" svg:x2="0.323cm" svg:y2="7.486cm">
          <text:p text:style-name="P2"/>
        </draw:line>
        <draw:line draw:style-name="gr1" draw:text-style-name="P1" draw:layer="layout" svg:x1="0.323cm" svg:y1="7.486cm" svg:x2="3.737cm" svg:y2="7.486cm">
          <text:p text:style-name="P2"/>
        </draw:line>
        <draw:ellipse draw:style-name="gr2" draw:text-style-name="P1" draw:layer="layout" svg:width="0.219cm" svg:height="0.191cm" draw:transform="rotate (3.1415926535892) translate (5.509cm 9.712cm)">
          <text:p text:style-name="P2"/>
        </draw:ellipse>
        <draw:ellipse draw:style-name="gr1" draw:text-style-name="P1" draw:layer="layout" svg:width="0.219cm" svg:height="0.192cm" draw:transform="rotate (3.1415926535892) translate (1.582cm 12.936cm)">
          <text:p text:style-name="P2"/>
        </draw:ellipse>
        <draw:ellipse draw:style-name="gr1" draw:text-style-name="P1" draw:layer="layout" svg:width="0.219cm" svg:height="0.192cm" draw:transform="rotate (3.1415926535892) translate (4.418cm 12.408cm)">
          <text:p text:style-name="P2"/>
        </draw:ellipse>
        <draw:ellipse draw:style-name="gr1" draw:text-style-name="P1" draw:layer="layout" svg:width="0.218cm" svg:height="0.192cm" draw:transform="rotate (3.1415926535892) translate (7.809cm 11.86cm)">
          <text:p text:style-name="P2"/>
        </draw:ellipse>
        <draw:ellipse draw:style-name="gr2" draw:text-style-name="P1" draw:layer="layout" svg:width="0.218cm" svg:height="0.192cm" draw:transform="rotate (3.1415926535892) translate (3.267cm 10.798cm)">
          <text:p text:style-name="P2"/>
        </draw:ellipse>
        <draw:ellipse draw:style-name="gr2" draw:text-style-name="P1" draw:layer="layout" svg:width="0.219cm" svg:height="0.192cm" draw:transform="rotate (3.1415926535892) translate (0.435cm 10.808cm)">
          <text:p text:style-name="P2"/>
        </draw:ellipse>
        <draw:ellipse draw:style-name="gr2" draw:text-style-name="P1" draw:layer="layout" svg:width="0.219cm" svg:height="0.192cm" draw:transform="rotate (3.1415926535892) translate (10.642cm 10.249cm)">
          <text:p text:style-name="P2"/>
        </draw:ellipse>
        <draw:ellipse draw:style-name="gr2" draw:text-style-name="P1" draw:layer="layout" svg:width="0.218cm" svg:height="0.192cm" draw:transform="rotate (3.1415926535892) translate (8.946cm 8.125cm)">
          <text:p text:style-name="P2"/>
        </draw:ellipse>
        <draw:ellipse draw:style-name="gr1" draw:text-style-name="P1" draw:layer="layout" svg:width="0.219cm" svg:height="0.192cm" draw:transform="rotate (3.1415926535892) translate (3.848cm 7.565cm)">
          <text:p text:style-name="P2"/>
        </draw:ellipse>
        <draw:ellipse draw:style-name="gr1" draw:text-style-name="P1" draw:layer="layout" svg:width="0.219cm" svg:height="0.192cm" draw:transform="rotate (3.1415926535892) translate (0.435cm 7.599cm)">
          <text:p text:style-name="P2"/>
        </draw:ellipse>
        <draw:ellipse draw:style-name="gr1" draw:text-style-name="P1" draw:layer="layout" svg:width="0.218cm" svg:height="0.192cm" draw:transform="rotate (3.1415926535892) translate (7.239cm 5.988cm)">
          <text:p text:style-name="P2"/>
        </draw:ellipse>
        <draw:line draw:style-name="gr1" draw:text-style-name="P1" draw:layer="layout" svg:x1="3.737cm" svg:y1="7.486cm" svg:x2="3.168cm" svg:y2="4.801cm">
          <text:p text:style-name="P2"/>
        </draw:line>
        <draw:line draw:style-name="gr1" draw:text-style-name="P1" draw:layer="layout" svg:x1="0.323cm" svg:y1="7.486cm" svg:x2="0.323cm" svg:y2="4.801cm">
          <text:p text:style-name="P2"/>
        </draw:line>
        <draw:line draw:style-name="gr1" draw:text-style-name="P1" draw:layer="layout" svg:x1="0.323cm" svg:y1="4.801cm" svg:x2="3.168cm" svg:y2="4.801cm">
          <text:p text:style-name="P2"/>
        </draw:line>
        <draw:line draw:style-name="gr1" draw:text-style-name="P1" draw:layer="layout" svg:x1="7.151cm" svg:y1="5.875cm" svg:x2="6.013cm" svg:y2="4.265cm">
          <text:p text:style-name="P2"/>
        </draw:line>
        <draw:line draw:style-name="gr1" draw:text-style-name="P1" draw:layer="layout" svg:x1="3.168cm" svg:y1="4.801cm" svg:x2="6.013cm" svg:y2="4.265cm">
          <text:p text:style-name="P2"/>
        </draw:line>
        <draw:line draw:style-name="gr1" draw:text-style-name="P1" draw:layer="layout" svg:x1="4.306cm" svg:y1="12.318cm" svg:x2="5.444cm" svg:y2="15.003cm">
          <text:p text:style-name="P2"/>
        </draw:line>
        <draw:line draw:style-name="gr1" draw:text-style-name="P1" draw:layer="layout" svg:x1="7.72cm" svg:y1="11.782cm" svg:x2="9.428cm" svg:y2="14.466cm">
          <text:p text:style-name="P2"/>
        </draw:line>
        <draw:line draw:style-name="gr1" draw:text-style-name="P1" draw:layer="layout" svg:x1="1.461cm" svg:y1="12.855cm" svg:x2="2.03cm" svg:y2="15.003cm">
          <text:p text:style-name="P2"/>
        </draw:line>
        <draw:line draw:style-name="gr1" draw:text-style-name="P1" draw:layer="layout" svg:x1="2.03cm" svg:y1="15.003cm" svg:x2="5.444cm" svg:y2="15.003cm">
          <text:p text:style-name="P2"/>
        </draw:line>
        <draw:line draw:style-name="gr1" draw:text-style-name="P1" draw:layer="layout" svg:x1="5.444cm" svg:y1="15.003cm" svg:x2="9.428cm" svg:y2="14.466cm">
          <text:p text:style-name="P2"/>
        </draw:line>
        <draw:line draw:style-name="gr1" draw:text-style-name="P1" draw:layer="layout" svg:x1="10.566cm" svg:y1="10.171cm" svg:x2="9.428cm" svg:y2="14.466cm">
          <text:p text:style-name="P2"/>
        </draw:line>
        <draw:ellipse draw:style-name="gr1" draw:text-style-name="P1" draw:layer="layout" svg:width="0.219cm" svg:height="0.192cm" draw:transform="rotate (3.1415926535892) translate (6.127cm 4.372cm)">
          <text:p text:style-name="P2"/>
        </draw:ellipse>
        <draw:ellipse draw:style-name="gr1" draw:text-style-name="P1" draw:layer="layout" svg:width="0.219cm" svg:height="0.192cm" draw:transform="rotate (3.1415926535892) translate (3.288cm 4.896cm)">
          <text:p text:style-name="P2"/>
        </draw:ellipse>
        <draw:ellipse draw:style-name="gr1" draw:text-style-name="P1" draw:layer="layout" svg:width="0.219cm" svg:height="0.192cm" draw:transform="rotate (3.1415926535892) translate (0.434cm 4.91cm)">
          <text:p text:style-name="P2"/>
        </draw:ellipse>
        <draw:ellipse draw:style-name="gr1" draw:text-style-name="P1" draw:layer="layout" svg:width="0.219cm" svg:height="0.192cm" draw:transform="rotate (3.1415926535892) translate (2.161cm 15.074cm)">
          <text:p text:style-name="P2"/>
        </draw:ellipse>
        <draw:ellipse draw:style-name="gr1" draw:text-style-name="P1" draw:layer="layout" svg:width="0.219cm" svg:height="0.192cm" draw:transform="rotate (3.1415926535892) translate (5.541cm 15.061cm)">
          <text:p text:style-name="P2"/>
        </draw:ellipse>
        <draw:ellipse draw:style-name="gr1" draw:text-style-name="P1" draw:layer="layout" svg:width="0.218cm" svg:height="0.191cm" draw:transform="rotate (3.1415926535892) translate (9.507cm 14.508cm)">
          <text:p text:style-name="P2"/>
        </draw:ellipse>
        <draw:path draw:style-name="gr3" draw:text-style-name="P1" draw:layer="layout" svg:width="8.737cm" svg:height="6.752cm" svg:x="0.968cm" svg:y="7.138cm" svg:viewBox="0 0 8738 6753" svg:d="m0 6752 264-528c231-462 223-515 223-515s1754-2187 1754-2187 1198-543 1198-543 4428-2047 4428-2047 870-932 870-932">
          <text:p text:style-name="P2"/>
        </draw:path>
        <draw:frame draw:style-name="gr4" draw:text-style-name="P3" draw:layer="layout" svg:width="4.583cm" svg:height="1.187cm" svg:x="0.943cm" svg:y="2.903cm">
          <draw:text-box>
            <text:p text:style-name="P2"><text:span text:style-name="T1">Processor 2</text:span></text:p>
          </draw:text-box>
        </draw:frame>
        <draw:frame draw:style-name="gr4" draw:text-style-name="P4" draw:layer="layout" svg:width="4.583cm" svg:height="1.187cm" svg:x="4.85cm" svg:y="15.407cm">
          <draw:text-box>
            <text:p text:style-name="P2"><text:span text:style-name="T2">Processor 1</text:span></text:p>
          </draw:text-box>
        </draw:frame>
        <draw:g>
          <draw:line draw:style-name="gr5" draw:text-style-name="P1" draw:layer="layout" svg:x1="13.722cm" svg:y1="6.713cm" svg:x2="14.861cm" svg:y2="8.856cm">
            <text:p text:style-name="P2"/>
          </draw:line>
          <draw:line draw:style-name="gr5" draw:text-style-name="P1" draw:layer="layout" svg:x1="13.723cm" svg:y1="6.709cm" svg:x2="16.568cm" svg:y2="6.709cm">
            <text:p text:style-name="P2"/>
          </draw:line>
          <draw:line draw:style-name="gr6" draw:text-style-name="P1" draw:layer="layout" svg:x1="14.861cm" svg:y1="8.856cm" svg:x2="16.568cm" svg:y2="6.709cm">
            <text:p text:style-name="P2"/>
          </draw:line>
          <draw:line draw:style-name="gr7" draw:text-style-name="P1" draw:layer="layout" svg:x1="17.706cm" svg:y1="8.319cm" svg:x2="16.568cm" svg:y2="6.709cm">
            <text:p text:style-name="P2"/>
          </draw:line>
          <draw:line draw:style-name="gr7" draw:text-style-name="P1" draw:layer="layout" svg:x1="17.706cm" svg:y1="8.319cm" svg:x2="14.861cm" svg:y2="8.856cm">
            <text:p text:style-name="P2"/>
          </draw:line>
          <draw:line draw:style-name="gr8" draw:text-style-name="P1" draw:layer="layout" svg:x1="16.568cm" svg:y1="6.709cm" svg:x2="18.844cm" svg:y2="5.635cm">
            <text:p text:style-name="P2"/>
          </draw:line>
          <draw:line draw:style-name="gr7" draw:text-style-name="P1" draw:layer="layout" svg:x1="18.844cm" svg:y1="5.635cm" svg:x2="17.706cm" svg:y2="8.319cm">
            <text:p text:style-name="P2"/>
          </draw:line>
          <draw:line draw:style-name="gr7" draw:text-style-name="P1" draw:layer="layout" svg:x1="18.844cm" svg:y1="5.635cm" svg:x2="21.12cm" svg:y2="7.783cm">
            <text:p text:style-name="P2"/>
          </draw:line>
          <draw:line draw:style-name="gr8" draw:text-style-name="P1" draw:layer="layout" svg:x1="18.844cm" svg:y1="5.635cm" svg:x2="22.259cm" svg:y2="4.024cm">
            <text:p text:style-name="P2"/>
          </draw:line>
          <draw:line draw:style-name="gr7" draw:text-style-name="P1" draw:layer="layout" svg:x1="21.12cm" svg:y1="7.783cm" svg:x2="23.966cm" svg:y2="6.172cm">
            <text:p text:style-name="P2"/>
          </draw:line>
          <draw:line draw:style-name="gr7" draw:text-style-name="P1" draw:layer="layout" svg:x1="22.259cm" svg:y1="4.024cm" svg:x2="23.966cm" svg:y2="6.172cm">
            <text:p text:style-name="P2"/>
          </draw:line>
          <draw:line draw:style-name="gr5" draw:text-style-name="P1" draw:layer="layout" svg:x1="18.844cm" svg:y1="5.635cm" svg:x2="17.137cm" svg:y2="3.487cm">
            <text:p text:style-name="P2"/>
          </draw:line>
          <draw:line draw:style-name="gr5" draw:text-style-name="P1" draw:layer="layout" svg:x1="22.259cm" svg:y1="4.024cm" svg:x2="20.551cm" svg:y2="1.876cm">
            <text:p text:style-name="P2"/>
          </draw:line>
          <draw:line draw:style-name="gr5" draw:text-style-name="P1" draw:layer="layout" svg:x1="17.137cm" svg:y1="3.487cm" svg:x2="20.551cm" svg:y2="1.876cm">
            <text:p text:style-name="P2"/>
          </draw:line>
          <draw:line draw:style-name="gr5" draw:text-style-name="P1" draw:layer="layout" svg:x1="16.568cm" svg:y1="6.709cm" svg:x2="17.137cm" svg:y2="3.487cm">
            <text:p text:style-name="P2"/>
          </draw:line>
          <draw:line draw:style-name="gr5" draw:text-style-name="P1" draw:layer="layout" svg:x1="13.723cm" svg:y1="6.709cm" svg:x2="13.723cm" svg:y2="3.487cm">
            <text:p text:style-name="P2"/>
          </draw:line>
          <draw:line draw:style-name="gr5" draw:text-style-name="P1" draw:layer="layout" svg:x1="13.723cm" svg:y1="3.487cm" svg:x2="17.137cm" svg:y2="3.487cm">
            <text:p text:style-name="P2"/>
          </draw:line>
          <draw:ellipse draw:style-name="gr9" draw:text-style-name="P1" draw:layer="layout" svg:width="0.219cm" svg:height="0.191cm" draw:transform="rotate (3.1415926535892) translate (18.953cm 5.757cm)">
            <text:p text:style-name="P2"/>
          </draw:ellipse>
          <draw:ellipse draw:style-name="gr10" draw:text-style-name="P1" draw:layer="layout" svg:width="0.219cm" svg:height="0.192cm" draw:transform="rotate (3.1415926535892) translate (14.982cm 8.937cm)">
            <text:p text:style-name="P2"/>
          </draw:ellipse>
          <draw:ellipse draw:style-name="gr10" draw:text-style-name="P1" draw:layer="layout" svg:width="0.219cm" svg:height="0.192cm" draw:transform="rotate (3.1415926535892) translate (17.818cm 8.409cm)">
            <text:p text:style-name="P2"/>
          </draw:ellipse>
          <draw:ellipse draw:style-name="gr10" draw:text-style-name="P1" draw:layer="layout" svg:width="0.218cm" svg:height="0.192cm" draw:transform="rotate (3.1415926535892) translate (21.209cm 7.861cm)">
            <text:p text:style-name="P2"/>
          </draw:ellipse>
          <draw:ellipse draw:style-name="gr9" draw:text-style-name="P1" draw:layer="layout" svg:width="0.218cm" svg:height="0.192cm" draw:transform="rotate (3.1415926535892) translate (16.667cm 6.799cm)">
            <text:p text:style-name="P2"/>
          </draw:ellipse>
          <draw:ellipse draw:style-name="gr11" draw:text-style-name="P1" draw:layer="layout" svg:width="0.219cm" svg:height="0.192cm" draw:transform="rotate (3.1415926535892) translate (13.835cm 6.809cm)">
            <text:p text:style-name="P2"/>
          </draw:ellipse>
          <draw:ellipse draw:style-name="gr9" draw:text-style-name="P1" draw:layer="layout" svg:width="0.219cm" svg:height="0.192cm" draw:transform="rotate (3.1415926535892) translate (24.042cm 6.25cm)">
            <text:p text:style-name="P2"/>
          </draw:ellipse>
          <draw:ellipse draw:style-name="gr9" draw:text-style-name="P1" draw:layer="layout" svg:width="0.218cm" svg:height="0.192cm" draw:transform="rotate (3.1415926535892) translate (22.346cm 4.126cm)">
            <text:p text:style-name="P2"/>
          </draw:ellipse>
          <draw:ellipse draw:style-name="gr12" draw:text-style-name="P1" draw:layer="layout" svg:width="0.219cm" svg:height="0.192cm" draw:transform="rotate (3.1415926535892) translate (17.248cm 3.566cm)">
            <text:p text:style-name="P2"/>
          </draw:ellipse>
          <draw:ellipse draw:style-name="gr12" draw:text-style-name="P1" draw:layer="layout" svg:width="0.219cm" svg:height="0.192cm" draw:transform="rotate (3.1415926535892) translate (13.835cm 3.6cm)">
            <text:p text:style-name="P2"/>
          </draw:ellipse>
          <draw:ellipse draw:style-name="gr12" draw:text-style-name="P1" draw:layer="layout" svg:width="0.218cm" svg:height="0.192cm" draw:transform="rotate (3.1415926535892) translate (20.639cm 1.989cm)">
            <text:p text:style-name="P2"/>
          </draw:ellipse>
          <draw:line draw:style-name="gr12" draw:text-style-name="P1" draw:layer="layout" svg:x1="17.137cm" svg:y1="3.487cm" svg:x2="16.568cm" svg:y2="0.802cm">
            <text:p text:style-name="P2"/>
          </draw:line>
          <draw:line draw:style-name="gr12" draw:text-style-name="P1" draw:layer="layout" svg:x1="13.723cm" svg:y1="3.487cm" svg:x2="13.723cm" svg:y2="0.802cm">
            <text:p text:style-name="P2"/>
          </draw:line>
          <draw:line draw:style-name="gr5" draw:text-style-name="P1" draw:layer="layout" svg:x1="13.723cm" svg:y1="0.802cm" svg:x2="16.568cm" svg:y2="0.802cm">
            <text:p text:style-name="P2"/>
          </draw:line>
          <draw:line draw:style-name="gr5" draw:text-style-name="P1" draw:layer="layout" svg:x1="20.551cm" svg:y1="1.876cm" svg:x2="19.413cm" svg:y2="0.266cm">
            <text:p text:style-name="P2"/>
          </draw:line>
          <draw:line draw:style-name="gr5" draw:text-style-name="P1" draw:layer="layout" svg:x1="16.568cm" svg:y1="0.802cm" svg:x2="19.413cm" svg:y2="0.266cm">
            <text:p text:style-name="P2"/>
          </draw:line>
          <draw:ellipse draw:style-name="gr12" draw:text-style-name="P1" draw:layer="layout" svg:width="0.219cm" svg:height="0.192cm" draw:transform="rotate (3.1415926535892) translate (16.688cm 0.897cm)">
            <text:p text:style-name="P2"/>
          </draw:ellipse>
          <draw:ellipse draw:style-name="gr12" draw:text-style-name="P1" draw:layer="layout" svg:width="0.219cm" svg:height="0.192cm" draw:transform="rotate (3.1415926535892) translate (13.834cm 0.911cm)">
            <text:p text:style-name="P2"/>
          </draw:ellipse>
          <draw:ellipse draw:style-name="gr12" draw:text-style-name="P1" draw:layer="layout" svg:width="0.219cm" svg:height="0.192cm" draw:transform="rotate (3.1415926535892) translate (19.486cm 0.401cm)">
            <text:p text:style-name="P2"/>
          </draw:ellipse>
        </draw:g>
        <draw:ellipse draw:style-name="gr1" draw:text-style-name="P1" draw:layer="layout" svg:width="0.219cm" svg:height="0.192cm" draw:transform="rotate (3.1415926535892) translate (6.127cm 4.372cm)">
          <text:p text:style-name="P2"/>
        </draw:ellipse>
        <draw:ellipse draw:style-name="gr12" draw:text-style-name="P1" draw:layer="layout" svg:width="0.218cm" svg:height="0.192cm" draw:transform="rotate (3.1415926535892) translate (23.039cm 8.889cm)">
          <text:p text:style-name="P2"/>
        </draw:ellipse>
        <draw:g>
          <draw:line draw:style-name="gr13" draw:text-style-name="P1" draw:layer="layout" svg:x1="16.122cm" svg:y1="13.613cm" svg:x2="17.261cm" svg:y2="15.756cm">
            <text:p text:style-name="P2"/>
          </draw:line>
          <draw:line draw:style-name="gr13" draw:text-style-name="P1" draw:layer="layout" svg:x1="16.123cm" svg:y1="13.609cm" svg:x2="18.968cm" svg:y2="13.609cm">
            <text:p text:style-name="P2"/>
          </draw:line>
          <draw:line draw:style-name="gr10" draw:text-style-name="P1" draw:layer="layout" svg:x1="17.261cm" svg:y1="15.756cm" svg:x2="18.968cm" svg:y2="13.609cm">
            <text:p text:style-name="P2"/>
          </draw:line>
          <draw:line draw:style-name="gr10" draw:text-style-name="P1" draw:layer="layout" svg:x1="20.106cm" svg:y1="15.219cm" svg:x2="18.968cm" svg:y2="13.609cm">
            <text:p text:style-name="P2"/>
          </draw:line>
          <draw:line draw:style-name="gr10" draw:text-style-name="P1" draw:layer="layout" svg:x1="20.106cm" svg:y1="15.219cm" svg:x2="17.261cm" svg:y2="15.756cm">
            <text:p text:style-name="P2"/>
          </draw:line>
          <draw:line draw:style-name="gr10" draw:text-style-name="P1" draw:layer="layout" svg:x1="18.968cm" svg:y1="13.609cm" svg:x2="21.244cm" svg:y2="12.535cm">
            <text:p text:style-name="P2"/>
          </draw:line>
          <draw:line draw:style-name="gr10" draw:text-style-name="P1" draw:layer="layout" svg:x1="21.244cm" svg:y1="12.535cm" svg:x2="20.106cm" svg:y2="15.219cm">
            <text:p text:style-name="P2"/>
          </draw:line>
          <draw:line draw:style-name="gr10" draw:text-style-name="P1" draw:layer="layout" svg:x1="21.244cm" svg:y1="12.535cm" svg:x2="23.52cm" svg:y2="14.683cm">
            <text:p text:style-name="P2"/>
          </draw:line>
          <draw:line draw:style-name="gr10" draw:text-style-name="P1" draw:layer="layout" svg:x1="20.106cm" svg:y1="15.219cm" svg:x2="23.52cm" svg:y2="14.683cm">
            <text:p text:style-name="P2"/>
          </draw:line>
          <draw:line draw:style-name="gr10" draw:text-style-name="P1" draw:layer="layout" svg:x1="21.244cm" svg:y1="12.535cm" svg:x2="24.659cm" svg:y2="10.924cm">
            <text:p text:style-name="P2"/>
          </draw:line>
          <draw:line draw:style-name="gr10" draw:text-style-name="P1" draw:layer="layout" svg:x1="23.52cm" svg:y1="14.583cm" svg:x2="26.366cm" svg:y2="12.972cm">
            <text:p text:style-name="P2"/>
          </draw:line>
          <draw:line draw:style-name="gr10" draw:text-style-name="P1" draw:layer="layout" svg:x1="24.621cm" svg:y1="10.942cm" svg:x2="26.366cm" svg:y2="12.972cm">
            <text:p text:style-name="P2"/>
          </draw:line>
          <draw:line draw:style-name="gr13" draw:text-style-name="P1" draw:layer="layout" svg:x1="21.244cm" svg:y1="12.535cm" svg:x2="19.537cm" svg:y2="10.387cm">
            <text:p text:style-name="P2"/>
          </draw:line>
          <draw:line draw:style-name="gr13" draw:text-style-name="P1" draw:layer="layout" svg:x1="24.659cm" svg:y1="10.924cm" svg:x2="22.951cm" svg:y2="8.776cm">
            <text:p text:style-name="P2"/>
          </draw:line>
          <draw:line draw:style-name="gr13" draw:text-style-name="P1" draw:layer="layout" svg:x1="18.968cm" svg:y1="13.609cm" svg:x2="19.537cm" svg:y2="10.387cm">
            <text:p text:style-name="P2"/>
          </draw:line>
          <draw:ellipse draw:style-name="gr9" draw:text-style-name="P1" draw:layer="layout" svg:width="0.219cm" svg:height="0.191cm" draw:transform="rotate (3.1415926535892) translate (21.309cm 12.613cm)">
            <text:p text:style-name="P2"/>
          </draw:ellipse>
          <draw:ellipse draw:style-name="gr10" draw:text-style-name="P1" draw:layer="layout" svg:width="0.219cm" svg:height="0.192cm" draw:transform="rotate (3.1415926535892) translate (17.382cm 15.837cm)">
            <text:p text:style-name="P2"/>
          </draw:ellipse>
          <draw:ellipse draw:style-name="gr10" draw:text-style-name="P1" draw:layer="layout" svg:width="0.219cm" svg:height="0.192cm" draw:transform="rotate (3.1415926535892) translate (20.218cm 15.309cm)">
            <text:p text:style-name="P2"/>
          </draw:ellipse>
          <draw:ellipse draw:style-name="gr10" draw:text-style-name="P1" draw:layer="layout" svg:width="0.218cm" svg:height="0.192cm" draw:transform="rotate (3.1415926535892) translate (23.609cm 14.761cm)">
            <text:p text:style-name="P2"/>
          </draw:ellipse>
          <draw:ellipse draw:style-name="gr9" draw:text-style-name="P1" draw:layer="layout" svg:width="0.218cm" svg:height="0.192cm" draw:transform="rotate (3.1415926535892) translate (19.067cm 13.699cm)">
            <text:p text:style-name="P2"/>
          </draw:ellipse>
          <draw:ellipse draw:style-name="gr11" draw:text-style-name="P1" draw:layer="layout" svg:width="0.219cm" svg:height="0.192cm" draw:transform="rotate (3.1415926535892) translate (16.235cm 13.709cm)">
            <text:p text:style-name="P2"/>
          </draw:ellipse>
          <draw:ellipse draw:style-name="gr9" draw:text-style-name="P1" draw:layer="layout" svg:width="0.219cm" svg:height="0.192cm" draw:transform="rotate (3.1415926535892) translate (26.442cm 13.118cm)">
            <text:p text:style-name="P2"/>
          </draw:ellipse>
          <draw:ellipse draw:style-name="gr9" draw:text-style-name="P1" draw:layer="layout" svg:width="0.218cm" svg:height="0.192cm" draw:transform="rotate (3.1415926535892) translate (24.746cm 11.026cm)">
            <text:p text:style-name="P2"/>
          </draw:ellipse>
          <draw:ellipse draw:style-name="gr12" draw:text-style-name="P1" draw:layer="layout" svg:width="0.219cm" svg:height="0.192cm" draw:transform="rotate (3.1415926535892) translate (19.648cm 10.466cm)">
            <text:p text:style-name="P2"/>
          </draw:ellipse>
          <draw:line draw:style-name="gr10" draw:text-style-name="P1" draw:layer="layout" svg:x1="20.106cm" svg:y1="15.219cm" svg:x2="21.244cm" svg:y2="17.904cm">
            <text:p text:style-name="P2"/>
          </draw:line>
          <draw:line draw:style-name="gr10" draw:text-style-name="P1" draw:layer="layout" svg:x1="23.52cm" svg:y1="14.683cm" svg:x2="25.228cm" svg:y2="17.367cm">
            <text:p text:style-name="P2"/>
          </draw:line>
          <draw:line draw:style-name="gr10" draw:text-style-name="P1" draw:layer="layout" svg:x1="17.261cm" svg:y1="15.756cm" svg:x2="17.83cm" svg:y2="17.904cm">
            <text:p text:style-name="P2"/>
          </draw:line>
          <draw:line draw:style-name="gr10" draw:text-style-name="P1" draw:layer="layout" svg:x1="17.83cm" svg:y1="17.904cm" svg:x2="21.244cm" svg:y2="17.904cm">
            <text:p text:style-name="P2"/>
          </draw:line>
          <draw:line draw:style-name="gr10" draw:text-style-name="P1" draw:layer="layout" svg:x1="21.244cm" svg:y1="17.904cm" svg:x2="25.228cm" svg:y2="17.367cm">
            <text:p text:style-name="P2"/>
          </draw:line>
          <draw:line draw:style-name="gr10" draw:text-style-name="P1" draw:layer="layout" svg:x1="26.366cm" svg:y1="12.972cm" svg:x2="25.228cm" svg:y2="17.267cm">
            <text:p text:style-name="P2"/>
          </draw:line>
          <draw:ellipse draw:style-name="gr10" draw:text-style-name="P1" draw:layer="layout" svg:width="0.219cm" svg:height="0.192cm" draw:transform="rotate (3.1415926535892) translate (17.961cm 17.975cm)">
            <text:p text:style-name="P2"/>
          </draw:ellipse>
          <draw:ellipse draw:style-name="gr10" draw:text-style-name="P1" draw:layer="layout" svg:width="0.219cm" svg:height="0.192cm" draw:transform="rotate (3.1415926535892) translate (21.341cm 17.962cm)">
            <text:p text:style-name="P2"/>
          </draw:ellipse>
          <draw:ellipse draw:style-name="gr10" draw:text-style-name="P1" draw:layer="layout" svg:width="0.218cm" svg:height="0.191cm" draw:transform="rotate (3.1415926535892) translate (25.307cm 17.409cm)">
            <text:p text:style-name="P2"/>
          </draw:ellipse>
          <draw:line draw:style-name="gr13" draw:text-style-name="P1" draw:layer="layout" svg:x1="19.576cm" svg:y1="10.411cm" svg:x2="22.991cm" svg:y2="8.8cm">
            <text:p text:style-name="P2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9966cc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6.67cm" fo:page-height="18.288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7-01-22T06:36:56</meta:creation-date>
    <dc:date>2007-01-22T08:40:12</dc:date>
    <dc:language>en-US</dc:language>
    <meta:editing-cycles>3</meta:editing-cycles>
    <meta:editing-duration>PT42M19S</meta:editing-duration>
    <meta:user-defined meta:name="Info 1"/>
    <meta:user-defined meta:name="Info 2"/>
    <meta:user-defined meta:name="Info 3"/>
    <meta:user-defined meta:name="Info 4"/>
    <meta:document-statistic meta:object-count="123"/>
  </office:meta>
</office:document-meta>
</file>